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8pt" style:font-size-asian="8pt" style:font-size-complex="8pt"/>
    </style:style>
    <style:style style:name="P3" style:family="paragraph">
      <style:paragraph-properties fo:text-align="center"/>
      <style:text-properties style:font-name="Times New Roman" fo:font-size="6pt" style:font-size-asian="6pt" style:font-size-complex="6pt"/>
    </style:style>
    <style:style style:name="T1" style:family="text">
      <style:text-properties style:font-name="Times New Roman" fo:font-size="8pt" style:font-size-asian="8pt" style:font-size-complex="8pt"/>
    </style:style>
    <style:style style:name="T2" style:family="text">
      <style:text-properties style:font-name="Times New Roman" fo:font-size="6pt" style:font-size-asian="6pt" style:font-size-complex="6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fo:min-height="1.972cm" fo:min-width="1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3300" draw:textarea-horizontal-align="justify" draw:textarea-vertical-align="middle" draw:auto-grow-height="false" fo:min-height="1.972cm" fo:min-width="1.9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cc00" draw:textarea-horizontal-align="justify" draw:textarea-vertical-align="middle" draw:auto-grow-height="false" fo:min-height="1.972cm" fo:min-width="1.3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3300" draw:textarea-horizontal-align="justify" draw:textarea-vertical-align="middle" draw:auto-grow-height="false" fo:min-height="1.972cm" fo:min-width="1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cc00" draw:textarea-horizontal-align="justify" draw:textarea-vertical-align="middle" draw:auto-grow-height="false" fo:min-height="1.972cm" fo:min-width="1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ccff66" draw:textarea-horizontal-align="justify" draw:textarea-vertical-align="middle" draw:auto-grow-height="false" fo:min-height="1.972cm" fo:min-width="1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1.972cm" fo:min-width="0.8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3300" draw:textarea-horizontal-align="justify" draw:textarea-vertical-align="middle" draw:auto-grow-height="false" fo:min-height="1.972cm" fo:min-width="1.3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cc00" draw:textarea-horizontal-align="justify" draw:textarea-vertical-align="middle" draw:auto-grow-height="false" fo:min-height="1.972cm" fo:min-width="1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cc00" draw:textarea-horizontal-align="justify" draw:textarea-vertical-align="middle" draw:auto-grow-height="false" fo:min-height="1.972cm" fo:min-width="1.0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ccff66" draw:textarea-horizontal-align="justify" draw:textarea-vertical-align="middle" draw:auto-grow-height="false" fo:min-height="1.972cm" fo:min-width="1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ccff66" draw:textarea-horizontal-align="justify" draw:textarea-vertical-align="middle" draw:auto-grow-height="false" fo:min-height="1.972cm" fo:min-width="1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f3300" draw:textarea-horizontal-align="justify" draw:textarea-vertical-align="middle" draw:auto-grow-height="false" fo:min-height="1.972cm" fo:min-width="1.3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solid" draw:fill-color="#00cc00" draw:textarea-horizontal-align="justify" draw:textarea-vertical-align="middle" draw:auto-grow-height="false" fo:min-height="1.972cm" fo:min-width="1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2" svg:width="1.033cm" svg:height="1.973cm" svg:x="0.49cm" svg:y="0.568cm"><text:p text:style-name="P1"><text:span text:style-name="T1">Input</text:span></text:p><text:p text:style-name="P1"><text:span text:style-name="T1">1x15x15</text:span></text:p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2" svg:width="1.968cm" svg:height="1.973cm" svg:x="1.579cm" svg:y="0.568cm"><text:p text:style-name="P1"><text:span text:style-name="T1">CONV1+ReLU</text:span></text:p><text:p text:style-name="P1"><text:span text:style-name="T1">filters: 20</text:span></text:p><text:p text:style-name="P1"><text:span text:style-name="T1">f_size: 4x4</text:span></text:p><text:p text:style-name="P1"><text:span text:style-name="T1">stride: 1</text:span></text:p><text:p text:style-name="P1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2" draw:name="Shape1" draw:style-name="gr3" draw:text-style-name="P2" svg:width="1.343cm" svg:height="1.973cm" svg:x="3.602cm" svg:y="0.568cm"><text:p text:style-name="P1"><text:span text:style-name="T1">POOL1</text:span></text:p><text:p text:style-name="P1"><text:span text:style-name="T1">f_size: 2x2</text:span></text:p><text:p text:style-name="P1"><text:span text:style-name="T1">stride: 2</text:span></text:p><text:p text:style-name="P1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3" draw:name="Shape1" draw:style-name="gr4" draw:text-style-name="P2" svg:width="1.881cm" svg:height="1.973cm" svg:x="4.985cm" svg:y="0.568cm"><text:p text:style-name="P1"><text:span text:style-name="T1">CONV2+ReLU</text:span></text:p><text:p text:style-name="P1"><text:span text:style-name="T1">filters: 40</text:span></text:p><text:p text:style-name="P1"><text:span text:style-name="T1">f_size: 3x3</text:span></text:p><text:p text:style-name="P1"><text:span text:style-name="T1">stride: 1</text:span></text:p><text:p text:style-name="P1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4" draw:name="Shape1" draw:style-name="gr5" draw:text-style-name="P2" svg:width="1.403cm" svg:height="1.973cm" svg:x="6.907cm" svg:y="0.568cm"><text:p text:style-name="P1"><text:span text:style-name="T1">POOL2</text:span></text:p><text:p text:style-name="P1"><text:span text:style-name="T1">stride: 2</text:span></text:p><text:p text:style-name="P1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5" draw:name="Shape1" draw:style-name="gr6" draw:text-style-name="P2" svg:width="1.403cm" svg:height="1.973cm" svg:x="8.366cm" svg:y="0.568cm"><text:p text:style-name="P1"><text:span text:style-name="T1">FC1+ReLU</text:span></text:p><text:p text:style-name="P1"><text:span text:style-name="T1">60</text:span></text:p><draw:enhanced-geometry svg:viewBox="0 0 21600 21600" draw:type="rectangle" draw:enhanced-path="M 0 0 L 21600 0 21600 21600 0 21600 0 0 Z N"/></draw:custom-shape><draw:custom-shape text:anchor-type="paragraph" draw:z-index="6" draw:name="Shape1" draw:style-name="gr6" draw:text-style-name="P2" svg:width="1.403cm" svg:height="1.973cm" svg:x="9.825cm" svg:y="0.568cm"><text:p text:style-name="P1"><text:span text:style-name="T1">FC2+ReLU</text:span></text:p><text:p text:style-name="P1"><text:span text:style-name="T1">2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7" draw:name="Shape1" draw:style-name="gr7" draw:text-style-name="P3" svg:width="0.846cm" svg:height="1.973cm" svg:x="0.49cm" svg:y="0.081cm"><text:p text:style-name="P1"><text:span text:style-name="T2">Input</text:span></text:p><text:p text:style-name="P1"><text:span text:style-name="T2">1x39x39</text:span></text:p><draw:enhanced-geometry svg:viewBox="0 0 21600 21600" draw:type="rectangle" draw:enhanced-path="M 0 0 L 21600 0 21600 21600 0 21600 0 0 Z N"/></draw:custom-shape><draw:custom-shape text:anchor-type="paragraph" draw:z-index="8" draw:name="Shape1" draw:style-name="gr8" draw:text-style-name="P3" svg:width="1.398cm" svg:height="1.973cm" svg:x="1.381cm" svg:y="0.081cm"><text:p text:style-name="P1"><text:span text:style-name="T2">CONV1+ReLU</text:span></text:p><text:p text:style-name="P1"><text:span text:style-name="T2">filters: 20</text:span></text:p><text:p text:style-name="P1"><text:span text:style-name="T2">f_size: 4x4</text:span></text:p><text:p text:style-name="P1"><text:span text:style-name="T2">stride: 1</text:span></text:p><text:p text:style-name="P1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0" draw:name="Shape1" draw:style-name="gr8" draw:text-style-name="P3" svg:width="1.398cm" svg:height="1.973cm" svg:x="3.903cm" svg:y="0.081cm"><text:p text:style-name="P1"><text:span text:style-name="T2">CONV2+ReLU</text:span></text:p><text:p text:style-name="P1"><text:span text:style-name="T2">filters: 40</text:span></text:p><text:p text:style-name="P1"><text:span text:style-name="T2">f_size: 3x3</text:span></text:p><text:p text:style-name="P1"><text:span text:style-name="T2">stride: 1</text:span></text:p><text:p text:style-name="P1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9" draw:name="Shape1" draw:style-name="gr9" draw:text-style-name="P3" svg:width="1.041cm" svg:height="1.973cm" svg:x="2.822cm" svg:y="0.081cm"><text:p text:style-name="P1"><text:span text:style-name="T2">POOL1</text:span></text:p><text:p text:style-name="P1"><text:span text:style-name="T2">f_size: 2x2</text:span></text:p><text:p text:style-name="P1"><text:span text:style-name="T2">stride: 2</text:span></text:p><text:p text:style-name="P1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1" draw:name="Shape1" draw:style-name="gr10" draw:text-style-name="P3" svg:width="1.056cm" svg:height="1.973cm" svg:x="5.348cm" svg:y="0.095cm"><text:p text:style-name="P1"><text:span text:style-name="T2">POOL2</text:span></text:p><text:p text:style-name="P1"><text:span text:style-name="T2">stride: 2</text:span></text:p><text:p text:style-name="P1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4" draw:name="Shape1" draw:style-name="gr8" draw:text-style-name="P3" svg:width="1.398cm" svg:height="1.973cm" svg:x="6.445cm" svg:y="0.081cm"><text:p text:style-name="P1"><text:span text:style-name="T2">CONV3+ReLU</text:span></text:p><text:p text:style-name="P1"><text:span text:style-name="T2">filters: 60</text:span></text:p><text:p text:style-name="P1"><text:span text:style-name="T2">f_size: 3x3</text:span></text:p><text:p text:style-name="P1"><text:span text:style-name="T2">stride: 1</text:span></text:p><text:p text:style-name="P1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5" draw:name="Shape1" draw:style-name="gr9" draw:text-style-name="P3" svg:width="1.041cm" svg:height="1.973cm" svg:x="7.872cm" svg:y="0.081cm"><text:p text:style-name="P1"><text:span text:style-name="T2">POOL3</text:span></text:p><text:p text:style-name="P1"><text:span text:style-name="T2">f_size: 2x2</text:span></text:p><text:p text:style-name="P1"><text:span text:style-name="T2">stride: 2</text:span></text:p><text:p text:style-name="P1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6" draw:name="Shape1" draw:style-name="gr13" draw:text-style-name="P3" svg:width="1.392cm" svg:height="1.973cm" svg:x="8.954cm" svg:y="0.081cm"><text:p text:style-name="P1"><text:span text:style-name="T2">CONV4+ReLU</text:span></text:p><text:p text:style-name="P1"><text:span text:style-name="T2">filters: 80</text:span></text:p><text:p text:style-name="P1"><text:span text:style-name="T2">f_size: 2x2</text:span></text:p><text:p text:style-name="P1"><text:span text:style-name="T2">stride: 1</text:span></text:p><text:p text:style-name="P1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2" draw:name="Shape1" draw:style-name="gr11" draw:text-style-name="P3" svg:width="1.146cm" svg:height="1.973cm" svg:x="10.388cm" svg:y="0.081cm"><text:p text:style-name="P1"><text:span text:style-name="T2">FC1+ReLU</text:span></text:p><text:p text:style-name="P1"><text:span text:style-name="T2">120/100/100</text:span></text:p><draw:enhanced-geometry svg:viewBox="0 0 21600 21600" draw:type="rectangle" draw:enhanced-path="M 0 0 L 21600 0 21600 21600 0 21600 0 0 Z N"/></draw:custom-shape><draw:custom-shape text:anchor-type="paragraph" draw:z-index="13" draw:name="Shape1" draw:style-name="gr12" draw:text-style-name="P3" svg:width="1.071cm" svg:height="1.973cm" svg:x="11.575cm" svg:y="0.081cm"><text:p text:style-name="P1"><text:span text:style-name="T2">FC2+ReLU</text:span></text:p><text:p text:style-name="P1"><text:span text:style-name="T2">10/6/6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17" draw:name="Shape1" draw:style-name="gr7" draw:text-style-name="P3" svg:width="0.846cm" svg:height="1.973cm" svg:x="0.49cm" svg:y="0.081cm"><text:p text:style-name="P1"><text:span text:style-name="T2">Input</text:span></text:p><text:p text:style-name="P1"><text:span text:style-name="T2">192x256</text:span></text:p><draw:enhanced-geometry svg:viewBox="0 0 21600 21600" draw:type="rectangle" draw:enhanced-path="M 0 0 L 21600 0 21600 21600 0 21600 0 0 Z N"/></draw:custom-shape><draw:custom-shape text:anchor-type="paragraph" draw:z-index="18" draw:name="Shape1" draw:style-name="gr8" draw:text-style-name="P3" svg:width="1.398cm" svg:height="1.973cm" svg:x="1.381cm" svg:y="0.081cm"><text:p text:style-name="P1"><text:span text:style-name="T2">CONV1</text:span></text:p><text:p text:style-name="P1"><text:span text:style-name="T2">filters: 32</text:span></text:p><text:p text:style-name="P1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19" draw:name="Shape1" draw:style-name="gr9" draw:text-style-name="P3" svg:width="1.041cm" svg:height="1.973cm" svg:x="2.822cm" svg:y="0.081cm"><text:p text:style-name="P1"><text:span text:style-name="T2">POOL1</text:span></text:p><text:p text:style-name="P1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0" draw:name="Shape1" draw:style-name="gr8" draw:text-style-name="P3" svg:width="1.398cm" svg:height="1.973cm" svg:x="4.792cm" svg:y="0.081cm"><text:p text:style-name="P1"><text:span text:style-name="T2">CONV2</text:span></text:p><text:p text:style-name="P1"><text:span text:style-name="T2">filters: 64</text:span></text:p><text:p text:style-name="P1"><text:span text:style-name="T2">f_size: 2x1</text:span></text:p><draw:enhanced-geometry svg:viewBox="0 0 21600 21600" draw:type="rectangle" draw:enhanced-path="M 0 0 L 21600 0 21600 21600 0 21600 0 0 Z N"/></draw:custom-shape><draw:custom-shape text:anchor-type="paragraph" draw:z-index="21" draw:name="Shape1" draw:style-name="gr10" draw:text-style-name="P3" svg:width="1.056cm" svg:height="1.973cm" svg:x="6.237cm" svg:y="0.095cm"><text:p text:style-name="P1"><text:span text:style-name="T2">POOL2</text:span></text:p><text:p text:style-name="P1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2" draw:name="Shape1" draw:style-name="gr11" draw:text-style-name="P3" svg:width="1.146cm" svg:height="1.973cm" svg:x="11.635cm" svg:y="0.081cm"><text:p text:style-name="P1"><text:span text:style-name="T2">FC1</text:span></text:p><text:p text:style-name="P1"><text:span text:style-name="T2">1000</text:span></text:p><draw:enhanced-geometry svg:viewBox="0 0 21600 21600" draw:type="rectangle" draw:enhanced-path="M 0 0 L 21600 0 21600 21600 0 21600 0 0 Z N"/></draw:custom-shape><draw:custom-shape text:anchor-type="paragraph" draw:z-index="24" draw:name="Shape1" draw:style-name="gr8" draw:text-style-name="P3" svg:width="1.398cm" svg:height="1.973cm" svg:x="8.236cm" svg:y="0.081cm"><text:p text:style-name="P1"><text:span text:style-name="T2">CONV3</text:span></text:p><text:p text:style-name="P1"><text:span text:style-name="T2">filters: 128</text:span></text:p><text:p text:style-name="P1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5" draw:name="Shape1" draw:style-name="gr9" draw:text-style-name="P3" svg:width="1.041cm" svg:height="1.973cm" svg:x="9.663cm" svg:y="0.081cm"><text:p text:style-name="P1"><text:span text:style-name="T2">POOL3</text:span></text:p><text:p text:style-name="P1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6" draw:name="Shape1" draw:style-name="gr11" draw:text-style-name="P3" svg:width="1.146cm" svg:height="1.973cm" svg:x="13.698cm" svg:y="0.081cm"><text:p text:style-name="P1"><text:span text:style-name="T2">FC2</text:span></text:p><text:p text:style-name="P1"><text:span text:style-name="T2">1000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7" draw:name="Shape1" draw:style-name="gr14" draw:text-style-name="P3" svg:width="0.846cm" svg:height="1.973cm" svg:x="3.9cm" svg:y="0.081cm"><text:p text:style-name="P1"><text:span text:style-name="T2">DROP1</text:span></text:p><text:p text:style-name="P1"><text:span text:style-name="T2">p: 0.1</text:span></text:p><draw:enhanced-geometry svg:viewBox="0 0 21600 21600" draw:type="rectangle" draw:enhanced-path="M 0 0 L 21600 0 21600 21600 0 21600 0 0 Z N"/></draw:custom-shape><draw:custom-shape text:anchor-type="paragraph" draw:z-index="28" draw:name="Shape1" draw:style-name="gr14" draw:text-style-name="P3" svg:width="0.846cm" svg:height="1.973cm" svg:x="7.341cm" svg:y="0.095cm"><text:p text:style-name="P1"><text:span text:style-name="T2">DROP2</text:span></text:p><text:p text:style-name="P1"><text:span text:style-name="T2">p: 0.2</text:span></text:p><draw:enhanced-geometry svg:viewBox="0 0 21600 21600" draw:type="rectangle" draw:enhanced-path="M 0 0 L 21600 0 21600 21600 0 21600 0 0 Z N"/></draw:custom-shape><draw:custom-shape text:anchor-type="paragraph" draw:z-index="29" draw:name="Shape1" draw:style-name="gr14" draw:text-style-name="P3" svg:width="0.846cm" svg:height="1.973cm" svg:x="10.74cm" svg:y="0.081cm"><text:p text:style-name="P1"><text:span text:style-name="T2">DROP3</text:span></text:p><text:p text:style-name="P1"><text:span text:style-name="T2">p: 0.3</text:span></text:p><draw:enhanced-geometry svg:viewBox="0 0 21600 21600" draw:type="rectangle" draw:enhanced-path="M 0 0 L 21600 0 21600 21600 0 21600 0 0 Z N"/></draw:custom-shape><draw:custom-shape text:anchor-type="paragraph" draw:z-index="30" draw:name="Shape1" draw:style-name="gr14" draw:text-style-name="P3" svg:width="0.846cm" svg:height="1.973cm" svg:x="12.816cm" svg:y="0.081cm"><text:p text:style-name="P1"><text:span text:style-name="T2">DROP4</text:span></text:p><text:p text:style-name="P1"><text:span text:style-name="T2">p: 0.5</text:span></text:p><draw:enhanced-geometry svg:viewBox="0 0 21600 21600" draw:type="rectangle" draw:enhanced-path="M 0 0 L 21600 0 21600 21600 0 21600 0 0 Z N"/></draw:custom-shape><draw:custom-shape text:anchor-type="paragraph" draw:z-index="23" draw:name="Shape1" draw:style-name="gr12" draw:text-style-name="P3" svg:width="1.071cm" svg:height="1.973cm" svg:x="14.88cm" svg:y="0.081cm"><text:p text:style-name="P1"><text:span text:style-name="T2">FC3</text:span></text:p><text:p text:style-name="P1"><text:span text:style-name="T2">16</text:span></text:p><draw:enhanced-geometry svg:viewBox="0 0 21600 21600" draw:mirror-horizontal="false" draw:mirror-vertical="false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0:40:17.368965930</meta:creation-date>
    <dc:date>2017-10-11T14:09:41.147073688</dc:date>
    <meta:editing-duration>PT19M12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